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[.A2]*6.24" office:value-type="float" office:value="6.24" calcext:value-type="float">
            <text:p>6</text:p>
          </table:table-cell>
          <table:table-cell table:style-name="ce2" table:formula="of:=[.C3]-[.D2]" office:value-type="float" office:value="2410" calcext:value-type="float">
            <text:p>2410</text:p>
          </table:table-cell>
          <table:table-cell table:formula="of:=[.D3]+15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6.24" office:value-type="float" office:value="12.48" calcext:value-type="float">
            <text:p>12</text:p>
          </table:table-cell>
          <table:table-cell table:formula="of:=[.C4]-[.D3]" office:value-type="float" office:value="2580" calcext:value-type="float">
            <text:p>2580</text:p>
          </table:table-cell>
          <table:table-cell table:formula="of:=[.D4]+15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6.24" office:value-type="float" office:value="18.72" calcext:value-type="float">
            <text:p>19</text:p>
          </table:table-cell>
          <table:table-cell table:formula="of:=[.C5]-[.D4]" office:value-type="float" office:value="2735" calcext:value-type="float">
            <text:p>2735</text:p>
          </table:table-cell>
          <table:table-cell table:formula="of:=[.D5]+15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6.24" office:value-type="float" office:value="24.96" calcext:value-type="float">
            <text:p>25</text:p>
          </table:table-cell>
          <table:table-cell table:formula="of:=[.C6]-[.D5]" office:value-type="float" office:value="2875" calcext:value-type="float">
            <text:p>2875</text:p>
          </table:table-cell>
          <table:table-cell table:formula="of:=[.D6]+15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6.24" office:value-type="float" office:value="31.2" calcext:value-type="float">
            <text:p>31</text:p>
          </table:table-cell>
          <table:table-cell table:formula="of:=[.C7]-[.D6]" office:value-type="float" office:value="3000" calcext:value-type="float">
            <text:p>3000</text:p>
          </table:table-cell>
          <table:table-cell table:formula="of:=[.D7]+15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6.24" office:value-type="float" office:value="37.44" calcext:value-type="float">
            <text:p>37</text:p>
          </table:table-cell>
          <table:table-cell table:formula="of:=[.C8]-[.D7]" office:value-type="float" office:value="3110" calcext:value-type="float">
            <text:p>3110</text:p>
          </table:table-cell>
          <table:table-cell table:formula="of:=[.D8]+1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6.24" office:value-type="float" office:value="43.68" calcext:value-type="float">
            <text:p>44</text:p>
          </table:table-cell>
          <table:table-cell table:formula="of:=[.C9]-[.D8]" office:value-type="float" office:value="3205" calcext:value-type="float">
            <text:p>3205</text:p>
          </table:table-cell>
          <table:table-cell table:formula="of:=[.D9]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6.24" office:value-type="float" office:value="49.92" calcext:value-type="float">
            <text:p>50</text:p>
          </table:table-cell>
          <table:table-cell table:formula="of:=[.C10]-[.D9]" office:value-type="float" office:value="3285" calcext:value-type="float">
            <text:p>3285</text:p>
          </table:table-cell>
          <table:table-cell table:formula="of:=[.D10]+1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6.24" office:value-type="float" office:value="56.16" calcext:value-type="float">
            <text:p>56</text:p>
          </table:table-cell>
          <table:table-cell table:formula="of:=[.C11]-[.D10]"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1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6.24" office:value-type="float" office:value="68.64" calcext:value-type="float">
            <text:p>69</text:p>
          </table:table-cell>
          <table:table-cell table:formula="of:=[.C11]+4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6.24" office:value-type="float" office:value="74.88" calcext:value-type="float">
            <text:p>75</text:p>
          </table:table-cell>
          <table:table-cell table:formula="of:=[.C12]+40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6.24" office:value-type="float" office:value="81.12" calcext:value-type="float">
            <text:p>81</text:p>
          </table:table-cell>
          <table:table-cell table:formula="of:=[.C13]+4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6.24" office:value-type="float" office:value="87.36" calcext:value-type="float">
            <text:p>87</text:p>
          </table:table-cell>
          <table:table-cell table:formula="of:=[.C14]+4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6.24" office:value-type="float" office:value="93.6" calcext:value-type="float">
            <text:p>94</text:p>
          </table:table-cell>
          <table:table-cell table:formula="of:=[.C15]+4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6.24" office:value-type="float" office:value="99.84" calcext:value-type="float">
            <text:p>100</text:p>
          </table:table-cell>
          <table:table-cell table:formula="of:=[.C16]+40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6.24" office:value-type="float" office:value="106.08" calcext:value-type="float">
            <text:p>106</text:p>
          </table:table-cell>
          <table:table-cell table:formula="of:=[.C17]+4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6.24" office:value-type="float" office:value="112.32" calcext:value-type="float">
            <text:p>112</text:p>
          </table:table-cell>
          <table:table-cell table:formula="of:=[.C18]+4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6.24" office:value-type="float" office:value="118.56" calcext:value-type="float">
            <text:p>119</text:p>
          </table:table-cell>
          <table:table-cell table:formula="of:=[.C19]+40" office:value-type="float" office:value="3760" calcext:value-type="float">
            <text:p>376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1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6.24" office:value-type="float" office:value="131.04" calcext:value-type="float">
            <text:p>131</text:p>
          </table:table-cell>
          <table:table-cell table:formula="of:=[.C21]+35"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6.24" office:value-type="float" office:value="137.28" calcext:value-type="float">
            <text:p>137</text:p>
          </table:table-cell>
          <table:table-cell table:formula="of:=[.C22]+35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6.24" office:value-type="float" office:value="143.52" calcext:value-type="float">
            <text:p>144</text:p>
          </table:table-cell>
          <table:table-cell table:formula="of:=[.C23]+35"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6.24" office:value-type="float" office:value="149.76" calcext:value-type="float">
            <text:p>150</text:p>
          </table:table-cell>
          <table:table-cell table:formula="of:=[.C24]+35" office:value-type="float" office:value="3940" calcext:value-type="float">
            <text:p>3940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6]*6.24" office:value-type="float" office:value="156" calcext:value-type="float">
            <text:p>156</text:p>
          </table:table-cell>
          <table:table-cell table:formula="of:=[.C25]+35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6.24" office:value-type="float" office:value="162.24" calcext:value-type="float">
            <text:p>162</text:p>
          </table:table-cell>
          <table:table-cell table:formula="of:=[.C26]+35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6.24" office:value-type="float" office:value="168.48" calcext:value-type="float">
            <text:p>168</text:p>
          </table:table-cell>
          <table:table-cell table:formula="of:=[.C27]+35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6.24" office:value-type="float" office:value="174.72" calcext:value-type="float">
            <text:p>175</text:p>
          </table:table-cell>
          <table:table-cell table:formula="of:=[.C28]+35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6.24" office:value-type="float" office:value="180.96" calcext:value-type="float">
            <text:p>181</text:p>
          </table:table-cell>
          <table:table-cell table:formula="of:=[.C29]+35" office:value-type="float" office:value="4115" calcext:value-type="float">
            <text:p>4115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1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6.24" office:value-type="float" office:value="193.44" calcext:value-type="float">
            <text:p>193</text:p>
          </table:table-cell>
          <table:table-cell table:formula="of:=[.C31]+35"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6.24" office:value-type="float" office:value="199.68" calcext:value-type="float">
            <text:p>200</text:p>
          </table:table-cell>
          <table:table-cell table:formula="of:=[.C32]+35"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6.24" office:value-type="float" office:value="205.92" calcext:value-type="float">
            <text:p>206</text:p>
          </table:table-cell>
          <table:table-cell table:formula="of:=[.C33]+35" office:value-type="float" office:value="4255" calcext:value-type="float">
            <text:p>42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6.24" office:value-type="float" office:value="212.16" calcext:value-type="float">
            <text:p>212</text:p>
          </table:table-cell>
          <table:table-cell table:formula="of:=[.C34]+35" office:value-type="float" office:value="4290" calcext:value-type="float">
            <text:p>429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6.24" office:value-type="float" office:value="218.4" calcext:value-type="float">
            <text:p>218</text:p>
          </table:table-cell>
          <table:table-cell table:formula="of:=[.C35]+35"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6.24" office:value-type="float" office:value="224.64" calcext:value-type="float">
            <text:p>225</text:p>
          </table:table-cell>
          <table:table-cell table:formula="of:=[.C36]+35" office:value-type="float" office:value="4360" calcext:value-type="float">
            <text:p>436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6.24" office:value-type="float" office:value="230.88" calcext:value-type="float">
            <text:p>231</text:p>
          </table:table-cell>
          <table:table-cell table:formula="of:=[.C37]+35" office:value-type="float" office:value="4395" calcext:value-type="float">
            <text:p>43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6.24" office:value-type="float" office:value="237.12" calcext:value-type="float">
            <text:p>237</text:p>
          </table:table-cell>
          <table:table-cell table:formula="of:=[.C38]+35" office:value-type="float" office:value="4430" calcext:value-type="float">
            <text:p>443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6.24" office:value-type="float" office:value="243.36" calcext:value-type="float">
            <text:p>243</text:p>
          </table:table-cell>
          <table:table-cell table:formula="of:=[.C39]+35" office:value-type="float" office:value="4465" calcext:value-type="float">
            <text:p>4465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1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6.24" office:value-type="float" office:value="255.84" calcext:value-type="float">
            <text:p>256</text:p>
          </table:table-cell>
          <table:table-cell table:formula="of:=[.C41]+40"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6.24" office:value-type="float" office:value="262.08" calcext:value-type="float">
            <text:p>262</text:p>
          </table:table-cell>
          <table:table-cell table:formula="of:=[.C42]+40" office:value-type="float" office:value="4580" calcext:value-type="float">
            <text:p>458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6.24" office:value-type="float" office:value="268.32" calcext:value-type="float">
            <text:p>268</text:p>
          </table:table-cell>
          <table:table-cell table:formula="of:=[.C43]+40" office:value-type="float" office:value="4620" calcext:value-type="float">
            <text:p>46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6.24" office:value-type="float" office:value="274.56" calcext:value-type="float">
            <text:p>275</text:p>
          </table:table-cell>
          <table:table-cell table:formula="of:=[.C44]+40"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6.24" office:value-type="float" office:value="280.8" calcext:value-type="float">
            <text:p>281</text:p>
          </table:table-cell>
          <table:table-cell table:formula="of:=[.C45]+40"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6.24" office:value-type="float" office:value="287.04" calcext:value-type="float">
            <text:p>287</text:p>
          </table:table-cell>
          <table:table-cell table:formula="of:=[.C46]+40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6.24" office:value-type="float" office:value="293.28" calcext:value-type="float">
            <text:p>293</text:p>
          </table:table-cell>
          <table:table-cell table:formula="of:=[.C47]+40" office:value-type="float" office:value="4780" calcext:value-type="float">
            <text:p>478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6.24" office:value-type="float" office:value="299.52" calcext:value-type="float">
            <text:p>300</text:p>
          </table:table-cell>
          <table:table-cell table:formula="of:=[.C48]+40" office:value-type="float" office:value="4820" calcext:value-type="float">
            <text:p>482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6.24" office:value-type="float" office:value="305.76" calcext:value-type="float">
            <text:p>306</text:p>
          </table:table-cell>
          <table:table-cell table:formula="of:=[.C49]+40" office:value-type="float" office:value="4860" calcext:value-type="float">
            <text:p>4860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1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6.24" office:value-type="float" office:value="318.24" calcext:value-type="float">
            <text:p>318</text:p>
          </table:table-cell>
          <table:table-cell table:formula="of:=[.C51]+45" office:value-type="float" office:value="4945" calcext:value-type="float">
            <text:p>49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6.24" office:value-type="float" office:value="324.48" calcext:value-type="float">
            <text:p>324</text:p>
          </table:table-cell>
          <table:table-cell table:formula="of:=[.C52]+45" office:value-type="float" office:value="4990" calcext:value-type="float">
            <text:p>499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6.24" office:value-type="float" office:value="330.72" calcext:value-type="float">
            <text:p>331</text:p>
          </table:table-cell>
          <table:table-cell table:formula="of:=[.C53]+45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6.24" office:value-type="float" office:value="336.96" calcext:value-type="float">
            <text:p>337</text:p>
          </table:table-cell>
          <table:table-cell table:formula="of:=[.C54]+45"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6.24" office:value-type="float" office:value="343.2" calcext:value-type="float">
            <text:p>343</text:p>
          </table:table-cell>
          <table:table-cell table:formula="of:=[.C55]+45" office:value-type="float" office:value="5125" calcext:value-type="float">
            <text:p>51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6.24" office:value-type="float" office:value="349.44" calcext:value-type="float">
            <text:p>349</text:p>
          </table:table-cell>
          <table:table-cell table:formula="of:=[.C56]+45" office:value-type="float" office:value="5170" calcext:value-type="float">
            <text:p>517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6.24" office:value-type="float" office:value="355.68" calcext:value-type="float">
            <text:p>356</text:p>
          </table:table-cell>
          <table:table-cell table:formula="of:=[.C57]+45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6.24" office:value-type="float" office:value="361.92" calcext:value-type="float">
            <text:p>362</text:p>
          </table:table-cell>
          <table:table-cell table:formula="of:=[.C58]+45" office:value-type="float" office:value="5260" calcext:value-type="float">
            <text:p>52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6.24" office:value-type="float" office:value="368.16" calcext:value-type="float">
            <text:p>368</text:p>
          </table:table-cell>
          <table:table-cell table:formula="of:=[.C59]+45" office:value-type="float" office:value="5305" calcext:value-type="float">
            <text:p>5305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1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6.24" office:value-type="float" office:value="380.64" calcext:value-type="float">
            <text:p>381</text:p>
          </table:table-cell>
          <table:table-cell table:formula="of:=[.C61]+50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6.24" office:value-type="float" office:value="386.88" calcext:value-type="float">
            <text:p>387</text:p>
          </table:table-cell>
          <table:table-cell table:formula="of:=[.C62]+50"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6.24" office:value-type="float" office:value="393.12" calcext:value-type="float">
            <text:p>393</text:p>
          </table:table-cell>
          <table:table-cell table:formula="of:=[.C63]+50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6.24" office:value-type="float" office:value="399.36" calcext:value-type="float">
            <text:p>399</text:p>
          </table:table-cell>
          <table:table-cell table:formula="of:=[.C64]+50" office:value-type="float" office:value="5550" calcext:value-type="float">
            <text:p>555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6.24" office:value-type="float" office:value="405.6" calcext:value-type="float">
            <text:p>406</text:p>
          </table:table-cell>
          <table:table-cell table:formula="of:=[.C65]+50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6.24" office:value-type="float" office:value="411.84" calcext:value-type="float">
            <text:p>412</text:p>
          </table:table-cell>
          <table:table-cell table:formula="of:=[.C66]+50" office:value-type="float" office:value="5650" calcext:value-type="float">
            <text:p>565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6.24" office:value-type="float" office:value="418.08" calcext:value-type="float">
            <text:p>418</text:p>
          </table:table-cell>
          <table:table-cell table:formula="of:=[.C67]+50"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6.24" office:value-type="float" office:value="424.32" calcext:value-type="float">
            <text:p>424</text:p>
          </table:table-cell>
          <table:table-cell table:formula="of:=[.C68]+50" office:value-type="float" office:value="5750" calcext:value-type="float">
            <text:p>575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6.24" office:value-type="float" office:value="430.56" calcext:value-type="float">
            <text:p>431</text:p>
          </table:table-cell>
          <table:table-cell table:formula="of:=[.C69]+50" office:value-type="float" office:value="5800" calcext:value-type="float">
            <text:p>5800</text:p>
          </table:table-cell>
          <table: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1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6.24" office:value-type="float" office:value="443.04" calcext:value-type="float">
            <text:p>443</text:p>
          </table:table-cell>
          <table:table-cell table:formula="of:=[.C71]+65" office:value-type="float" office:value="5915" calcext:value-type="float">
            <text:p>591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6.24" office:value-type="float" office:value="449.28" calcext:value-type="float">
            <text:p>449</text:p>
          </table:table-cell>
          <table:table-cell table:formula="of:=[.C72]+65" office:value-type="float" office:value="5980" calcext:value-type="float">
            <text:p>598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6.24" office:value-type="float" office:value="455.52" calcext:value-type="float">
            <text:p>456</text:p>
          </table:table-cell>
          <table:table-cell table:formula="of:=[.C73]+65" office:value-type="float" office:value="6045" calcext:value-type="float">
            <text:p>604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6.24" office:value-type="float" office:value="461.76" calcext:value-type="float">
            <text:p>462</text:p>
          </table:table-cell>
          <table:table-cell table:formula="of:=[.C74]+65" office:value-type="float" office:value="6110" calcext:value-type="float">
            <text:p>6110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6]*6.24" office:value-type="float" office:value="468" calcext:value-type="float">
            <text:p>468</text:p>
          </table:table-cell>
          <table:table-cell table:formula="of:=[.C75]+65" office:value-type="float" office:value="6175" calcext:value-type="float">
            <text:p>61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6.24" office:value-type="float" office:value="474.24" calcext:value-type="float">
            <text:p>474</text:p>
          </table:table-cell>
          <table:table-cell table:formula="of:=[.C76]+65" office:value-type="float" office:value="6240" calcext:value-type="float">
            <text:p>624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6.24" office:value-type="float" office:value="480.48" calcext:value-type="float">
            <text:p>480</text:p>
          </table:table-cell>
          <table:table-cell table:formula="of:=[.C77]+65" office:value-type="float" office:value="6305" calcext:value-type="float">
            <text:p>63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6.24" office:value-type="float" office:value="486.72" calcext:value-type="float">
            <text:p>487</text:p>
          </table:table-cell>
          <table:table-cell table:formula="of:=[.C78]+65" office:value-type="float" office:value="6370" calcext:value-type="float">
            <text:p>63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6.24" office:value-type="float" office:value="492.96" calcext:value-type="float">
            <text:p>493</text:p>
          </table:table-cell>
          <table:table-cell table:formula="of:=[.C79]+65" office:value-type="float" office:value="6435" calcext:value-type="float">
            <text:p>6435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1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6.24" office:value-type="float" office:value="505.44" calcext:value-type="float">
            <text:p>505</text:p>
          </table:table-cell>
          <table:table-cell table:formula="of:=[.C81]+80" office:value-type="float" office:value="6580" calcext:value-type="float">
            <text:p>658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6.24" office:value-type="float" office:value="511.68" calcext:value-type="float">
            <text:p>512</text:p>
          </table:table-cell>
          <table:table-cell table:formula="of:=[.C82]+80" office:value-type="float" office:value="6660" calcext:value-type="float">
            <text:p>666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6.24" office:value-type="float" office:value="517.92" calcext:value-type="float">
            <text:p>518</text:p>
          </table:table-cell>
          <table:table-cell table:formula="of:=[.C83]+80" office:value-type="float" office:value="6740" calcext:value-type="float">
            <text:p>674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6.24" office:value-type="float" office:value="524.16" calcext:value-type="float">
            <text:p>524</text:p>
          </table:table-cell>
          <table:table-cell table:formula="of:=[.C84]+80" office:value-type="float" office:value="6820" calcext:value-type="float">
            <text:p>682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6.24" office:value-type="float" office:value="530.4" calcext:value-type="float">
            <text:p>530</text:p>
          </table:table-cell>
          <table:table-cell table:formula="of:=[.C85]+80"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6.24" office:value-type="float" office:value="536.64" calcext:value-type="float">
            <text:p>537</text:p>
          </table:table-cell>
          <table:table-cell table:formula="of:=[.C86]+80" office:value-type="float" office:value="6980" calcext:value-type="float">
            <text:p>698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6.24" office:value-type="float" office:value="542.88" calcext:value-type="float">
            <text:p>543</text:p>
          </table:table-cell>
          <table:table-cell table:formula="of:=[.C87]+80" office:value-type="float" office:value="7060" calcext:value-type="float">
            <text:p>706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6.24" office:value-type="float" office:value="549.12" calcext:value-type="float">
            <text:p>549</text:p>
          </table:table-cell>
          <table:table-cell table:formula="of:=[.C88]+80" office:value-type="float" office:value="7140" calcext:value-type="float">
            <text:p>71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6.24" office:value-type="float" office:value="555.36" calcext:value-type="float">
            <text:p>555</text:p>
          </table:table-cell>
          <table:table-cell table:formula="of:=[.C89]+80" office:value-type="float" office:value="7220" calcext:value-type="float">
            <text:p>7220</text:p>
          </table:table-cell>
          <table: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1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15T10:04:54.563901984</dc:date>
    <meta:editing-duration>PT1H31M26S</meta:editing-duration>
    <meta:editing-cycles>5</meta:editing-cycles>
    <meta:generator>LibreOffice/7.4.7.2$Linux_X86_64 LibreOffice_project/40$Build-2</meta:generator>
    <meta:document-statistic meta:table-count="1" meta:cell-count="312" meta:object-count="0"/>
  </office:meta>
</office:document-meta>
</file>